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47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4.5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android_id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es</text:p>
          </table:table-cell>
          <table:table-cell office:value-type="string">
            <text:p>op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_one</text:p>
          </table:table-cell>
          <table:table-cell office:value-type="string">
            <text:p>one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_two</text:p>
          </table:table-cell>
          <table:table-cell office:value-type="string">
            <text:p>two</text:p>
          </table:table-cell>
          <table:table-cell office:value-type="string">
            <text:p>Deux</text:p>
          </table:table-cell>
          <table:table-cell office:value-type="string">
            <text:p>diez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2" office:value-type="string">
            <text:p>dog</text:p>
          </table:table-cell>
          <table:table-cell office:value-type="string">
            <text:p>chien</text:p>
          </table:table-cell>
          <table:table-cell office:value-type="string">
            <text:p>perro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2" office:value-type="string">
            <text:p>red</text:p>
          </table:table-cell>
          <table:table-cell office:value-type="string">
            <text:p>rouge</text:p>
          </table:table-cell>
          <table:table-cell office:value-type="string">
            <text:p>rojo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2" office:value-type="string">
            <text:p>spars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0</text:p>
          </table:table-cell>
          <table:table-cell office:value-type="string">
            <text:p>first_en_array_0</text:p>
          </table:table-cell>
          <table:table-cell office:value-type="string">
            <text:p>first_fr_array_0</text:p>
          </table:table-cell>
          <table:table-cell office:value-type="string">
            <text:p>first_es_array_0</text:p>
          </table:table-cell>
          <table:table-cell office:value-type="string">
            <text:p>option_0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1</text:p>
          </table:table-cell>
          <table:table-cell office:value-type="string">
            <text:p>first_en_array_1</text:p>
          </table:table-cell>
          <table:table-cell office:value-type="string">
            <text:p>first_fr_array_1</text:p>
          </table:table-cell>
          <table:table-cell office:value-type="string">
            <text:p>first_es_array_1</text:p>
          </table:table-cell>
          <table:table-cell office:value-type="string">
            <text:p>option_1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2</text:p>
          </table:table-cell>
          <table:table-cell office:value-type="string">
            <text:p>first_en_array_2</text:p>
          </table:table-cell>
          <table:table-cell office:value-type="string">
            <text:p>first_fr_array_2</text:p>
          </table:table-cell>
          <table:table-cell office:value-type="string">
            <text:p>first_es_array_2</text:p>
          </table:table-cell>
          <table:table-cell office:value-type="string">
            <text:p>option_2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3</text:p>
          </table:table-cell>
          <table:table-cell office:value-type="string">
            <text:p>first_en_array_3</text:p>
          </table:table-cell>
          <table:table-cell office:value-type="string">
            <text:p>first_fr_array_3</text:p>
          </table:table-cell>
          <table:table-cell office:value-type="string">
            <text:p>first_es_array_3</text:p>
          </table:table-cell>
          <table:table-cell office:value-type="string">
            <text:p>option_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0</text:p>
          </table:table-cell>
          <table:table-cell office:value-type="string">
            <text:p>second_en_array_0</text:p>
          </table:table-cell>
          <table:table-cell office:value-type="string">
            <text:p>second_fr_array_0</text:p>
          </table:table-cell>
          <table:table-cell office:value-type="string">
            <text:p>second_es_array_0</text:p>
          </table:table-cell>
          <table:table-cell office:value-type="string">
            <text:p>option_0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1</text:p>
          </table:table-cell>
          <table:table-cell office:value-type="string">
            <text:p>second_en_array_1</text:p>
          </table:table-cell>
          <table:table-cell office:value-type="string">
            <text:p>second_fr_array_1</text:p>
          </table:table-cell>
          <table:table-cell office:value-type="string">
            <text:p>second_es_array_1</text:p>
          </table:table-cell>
          <table:table-cell office:value-type="string">
            <text:p>option_1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2</text:p>
          </table:table-cell>
          <table:table-cell office:value-type="string">
            <text:p>second_en_array_2</text:p>
          </table:table-cell>
          <table:table-cell office:value-type="string">
            <text:p>second_fr_array_2</text:p>
          </table:table-cell>
          <table:table-cell office:value-type="string">
            <text:p>second_es_array_2</text:p>
          </table:table-cell>
          <table:table-cell office:value-type="string">
            <text:p>option_2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3</text:p>
          </table:table-cell>
          <table:table-cell office:value-type="string">
            <text:p>second_en_array_3</text:p>
          </table:table-cell>
          <table:table-cell office:value-type="string">
            <text:p>second_fr_array_3</text:p>
          </table:table-cell>
          <table:table-cell office:value-type="string">
            <text:p>second_es_array_3</text:p>
          </table:table-cell>
          <table:table-cell office:value-type="string">
            <text:p>option_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zero</text:p>
          </table:table-cell>
          <table:table-cell office:value-type="string">
            <text:p>first_en_plural_0</text:p>
          </table:table-cell>
          <table:table-cell office:value-type="string">
            <text:p>first_fr_plural_0</text:p>
          </table:table-cell>
          <table:table-cell office:value-type="string">
            <text:p>first_es_plural_0</text:p>
          </table:table-cell>
          <table:table-cell office:value-type="string">
            <text:p>option_zer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one</text:p>
          </table:table-cell>
          <table:table-cell office:value-type="string">
            <text:p>first_en_plural_1</text:p>
          </table:table-cell>
          <table:table-cell office:value-type="string">
            <text:p>first_fr_plural_1</text:p>
          </table:table-cell>
          <table:table-cell office:value-type="string">
            <text:p>first_es_plural_1</text:p>
          </table:table-cell>
          <table:table-cell office:value-type="string">
            <text:p>option_one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two</text:p>
          </table:table-cell>
          <table:table-cell office:value-type="string">
            <text:p>first_en_plural_2</text:p>
          </table:table-cell>
          <table:table-cell office:value-type="string">
            <text:p>first_fr_plural_2</text:p>
          </table:table-cell>
          <table:table-cell office:value-type="string">
            <text:p>first_es_plural_2</text:p>
          </table:table-cell>
          <table:table-cell office:value-type="string">
            <text:p>option_tw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few</text:p>
          </table:table-cell>
          <table:table-cell office:value-type="string">
            <text:p>first_en_plural_3</text:p>
          </table:table-cell>
          <table:table-cell office:value-type="string">
            <text:p>first_fr_plural_3</text:p>
          </table:table-cell>
          <table:table-cell office:value-type="string">
            <text:p>first_es_plural_3</text:p>
          </table:table-cell>
          <table:table-cell office:value-type="string">
            <text:p>option_few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many</text:p>
          </table:table-cell>
          <table:table-cell office:value-type="string">
            <text:p>first_en_plural_4</text:p>
          </table:table-cell>
          <table:table-cell office:value-type="string">
            <text:p>first_fr_plural_4</text:p>
          </table:table-cell>
          <table:table-cell office:value-type="string">
            <text:p>first_es_plural_4</text:p>
          </table:table-cell>
          <table:table-cell office:value-type="string">
            <text:p>option_many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other</text:p>
          </table:table-cell>
          <table:table-cell office:value-type="string">
            <text:p>first_en_plural_5</text:p>
          </table:table-cell>
          <table:table-cell office:value-type="string">
            <text:p>first_fr_plural_5</text:p>
          </table:table-cell>
          <table:table-cell office:value-type="string">
            <text:p>first_es_plural_5</text:p>
          </table:table-cell>
          <table:table-cell office:value-type="string">
            <text:p>option_oth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zero</text:p>
          </table:table-cell>
          <table:table-cell office:value-type="string">
            <text:p>second_en_plural_0</text:p>
          </table:table-cell>
          <table:table-cell office:value-type="string">
            <text:p>second_fr_plural_0</text:p>
          </table:table-cell>
          <table:table-cell office:value-type="string">
            <text:p>second_es_plural_0</text:p>
          </table:table-cell>
          <table:table-cell office:value-type="string">
            <text:p>option_zer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one</text:p>
          </table:table-cell>
          <table:table-cell office:value-type="string">
            <text:p>second_en_plural_1</text:p>
          </table:table-cell>
          <table:table-cell office:value-type="string">
            <text:p>second_fr_plural_1</text:p>
          </table:table-cell>
          <table:table-cell office:value-type="string">
            <text:p>second_es_plural_1</text:p>
          </table:table-cell>
          <table:table-cell office:value-type="string">
            <text:p>option_one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two</text:p>
          </table:table-cell>
          <table:table-cell office:value-type="string">
            <text:p>second_en_plural_2</text:p>
          </table:table-cell>
          <table:table-cell office:value-type="string">
            <text:p>second_fr_plural_2</text:p>
          </table:table-cell>
          <table:table-cell office:value-type="string">
            <text:p>second_es_plural_2</text:p>
          </table:table-cell>
          <table:table-cell office:value-type="string">
            <text:p>option_tw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few</text:p>
          </table:table-cell>
          <table:table-cell office:value-type="string">
            <text:p>second_en_plural_3</text:p>
          </table:table-cell>
          <table:table-cell office:value-type="string">
            <text:p>second_fr_plural_3</text:p>
          </table:table-cell>
          <table:table-cell office:value-type="string">
            <text:p>second_es_plural_3</text:p>
          </table:table-cell>
          <table:table-cell office:value-type="string">
            <text:p>option_few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many</text:p>
          </table:table-cell>
          <table:table-cell office:value-type="string">
            <text:p>second_en_plural_4</text:p>
          </table:table-cell>
          <table:table-cell office:value-type="string">
            <text:p>second_fr_plural_4</text:p>
          </table:table-cell>
          <table:table-cell office:value-type="string">
            <text:p>second_es_plural_4</text:p>
          </table:table-cell>
          <table:table-cell office:value-type="string">
            <text:p>option_many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other</text:p>
          </table:table-cell>
          <table:table-cell office:value-type="string">
            <text:p>second_en_plural_5</text:p>
          </table:table-cell>
          <table:table-cell office:value-type="string">
            <text:p>second_fr_plural_5</text:p>
          </table:table-cell>
          <table:table-cell office:value-type="string">
            <text:p>second_es_plural_5</text:p>
          </table:table-cell>
          <table:table-cell office:value-type="string">
            <text:p>option_other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.00.0000</text:date>, <text:time style:data-style-name="N2" text:time-value="0000-00-00T22:04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6T22:05:52</dc:date>
    <meta:generator>LibreOffice/4.0.2.2$Linux_x86 LibreOffice_project/400m0$Build-2</meta:generator>
    <meta:editing-duration>PT37S</meta:editing-duration>
    <meta:editing-cycles>2</meta:editing-cycles>
    <meta:document-statistic meta:table-count="1" meta:cell-count="153" meta:object-count="0"/>
  </office:meta>
</office:document-meta>
</file>